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7.489cm" fo:margin-left="0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863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5" style:family="table">
      <style:table-properties style:width="17.171cm" fo:margin-left="0cm" table:align="left" style:may-break-between-rows="true" style:writing-mode="lr-tb"/>
    </style:style>
    <style:style style:name="Tabela5.A" style:family="table-column">
      <style:table-column-properties style:column-width="17.171cm"/>
    </style:style>
    <style:style style:name="Tabela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A3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6" style:family="table-row">
      <style:table-row-properties style:min-row-height="0.503cm"/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1.984cm"/>
    </style:style>
    <style:style style:name="Tabela13" style:family="table">
      <style:table-properties style:width="17.171cm" fo:margin-left="0cm" table:align="left" style:may-break-between-rows="true" style:writing-mode="lr-tb"/>
    </style:style>
    <style:style style:name="Tabela13.A" style:family="table-column">
      <style:table-column-properties style:column-width="17.171cm"/>
    </style:style>
    <style:style style:name="Tabela1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5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5" style:family="table-row">
      <style:table-row-properties style:min-row-height="1.588cm"/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5" style:family="table-row">
      <style:table-row-properties style:min-row-height="1.455cm"/>
    </style:style>
    <style:style style:name="Tabela24.A7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5" style:family="table-row">
      <style:table-row-properties style:min-row-height="1.455cm"/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9402f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27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8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29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30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3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4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4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42" style:family="paragraph" style:parent-style-name="Standard">
      <style:paragraph-properties fo:line-height="100%" fo:text-align="start" style:justify-single-word="false"/>
    </style:style>
    <style:style style:name="P43" style:family="paragraph" style:parent-style-name="Standard">
      <style:paragraph-properties fo:line-height="100%" fo:text-align="end" style:justify-single-word="false"/>
    </style:style>
    <style:style style:name="P44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45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46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47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0660ac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07fca3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09402f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8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9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10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11" style:family="text">
      <style:text-properties officeooo:rsid="00044b05"/>
    </style:style>
    <style:style style:name="T12" style:family="text">
      <style:text-properties style:font-name="Calibri1" fo:font-size="11pt" style:font-name-asian="Calibri1" style:font-name-complex="Calibri1"/>
    </style:style>
    <style:style style:name="T13" style:family="text">
      <style:text-properties style:font-name="Calibri1" fo:font-size="11pt" officeooo:rsid="00044b05" style:font-name-asian="Calibri1" style:font-name-complex="Calibri1"/>
    </style:style>
    <style:style style:name="T14" style:family="text">
      <style:text-properties style:font-name="Calibri1" fo:font-size="11pt" officeooo:rsid="000574d9" style:font-name-asian="Calibri1" style:font-name-complex="Calibri1"/>
    </style:style>
    <style:style style:name="T15" style:family="text">
      <style:text-properties style:font-name="Calibri1" fo:font-size="11pt" officeooo:rsid="000660ac" style:font-name-asian="Calibri1" style:font-name-complex="Calibri1"/>
    </style:style>
    <style:style style:name="T16" style:family="text">
      <style:text-properties style:font-name="Calibri1" fo:font-size="11pt" officeooo:rsid="0007fca3" style:font-name-asian="Calibri1" style:font-name-complex="Calibri1"/>
    </style:style>
    <style:style style:name="T17" style:family="text">
      <style:text-properties style:font-name="Calibri1" fo:font-size="11pt" officeooo:rsid="0009402f" style:font-name-asian="Calibri1" style:font-name-complex="Calibri1"/>
    </style:style>
    <style:style style:name="T18" style:family="text">
      <style:text-properties style:font-name="Calibri1" fo:font-size="11pt" officeooo:rsid="000b098e" style:font-name-asian="Calibri1" style:font-name-complex="Calibri1"/>
    </style:style>
    <style:style style:name="T19" style:family="text">
      <style:text-properties officeooo:rsid="000574d9"/>
    </style:style>
    <style:style style:name="T20" style:family="text">
      <style:text-properties officeooo:rsid="000660ac"/>
    </style:style>
    <style:style style:name="T21" style:family="text">
      <style:text-properties officeooo:rsid="0007fca3"/>
    </style:style>
    <style:style style:name="T22" style:family="text">
      <style:text-properties officeooo:rsid="0009402f"/>
    </style:style>
    <style:style style:name="T23" style:family="text">
      <style:text-properties officeooo:rsid="000b098e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Coisas a Fazer :</text:p>
      <text:p text:style-name="P3">Diagrama - <text:s/>Editar a primary key de compra para CodCompra</text:p>
      <text:p text:style-name="P3">Adicionar ao dicionário as restrições de hierarquia</text:p>
      <text:p text:style-name="P3">Rever buscas</text:p>
      <text:p text:style-name="P16">Rever atributos que podem ser redundantes</text:p>
      <text:p text:style-name="P23"/>
      <text:p text:style-name="P18">3 Modelo Logico</text:p>
      <text:p text:style-name="P18">3.1 Mapeamento Entidade-Relacionamento</text:p>
      <text:p text:style-name="P23"/>
      <text:p text:style-name="P1"><text:span text:style-name="T5">Pessoa</text:span><text:span text:style-name="T1">=(</text:span><text:span text:style-name="T6">CPF,</text:span><text:span text:style-name="T1"> Nome, Telefone);</text:span></text:p>
      <text:p text:style-name="P1"><text:span text:style-name="T5">Funcionario</text:span><text:span text:style-name="T1">=(</text:span><text:span text:style-name="T6">CPFPessoa</text:span><text:span text:style-name="T1">, Matricula, Cargo, DataAdmissao, Status);</text:span></text:p>
      <text:p text:style-name="P1"><text:span text:style-name="T5">EnderecoFuncionario</text:span><text:span text:style-name="T1">=(</text:span><text:span text:style-name="T6">Matricula, Bairro, Rua, Cidade</text:span><text:span text:style-name="T1">);</text:span></text:p>
      <text:p text:style-name="P1"><text:span text:style-name="T5">Cliente</text:span><text:span text:style-name="T1">=(</text:span><text:span text:style-name="T6">CPFPessoa</text:span><text:span text:style-name="T1">, CodCliente, e-mail);</text:span></text:p>
      <text:p text:style-name="P1"><text:span text:style-name="T5">Salario</text:span><text:span text:style-name="T1">=</text:span><text:span text:style-name="T6">(CodSalario</text:span><text:span text:style-name="T1">Valor, Data, Funcionario, Hora, CodDespesa);</text:span></text:p>
      <text:p text:style-name="P1"><text:span text:style-name="T5">Fornecedor</text:span><text:span text:style-name="T1">=(</text:span><text:span text:style-name="T6">CNPJ</text:span><text:span text:style-name="T1">, Nome, Telefone);</text:span></text:p>
      <text:p text:style-name="P1"><text:span text:style-name="T5">EnderecoForn</text:span><text:span text:style-name="T1">=(</text:span><text:span text:style-name="T6">CNPJ, Cidade, Rua, Bairro</text:span><text:span text:style-name="T1">);</text:span></text:p>
      <text:p text:style-name="P1"><text:span text:style-name="T5">Despesa</text:span><text:span text:style-name="T1">=(</text:span><text:span text:style-name="T6">CodDespesa,</text:span><text:span text:style-name="T1">Valor, Data);</text:span></text:p>
      <text:p text:style-name="P1"><text:span text:style-name="T5">Compra</text:span><text:span text:style-name="T1">=(</text:span><text:span text:style-name="T6">CodCompra</text:span><text:span text:style-name="T1">, Valor, Quantidade, Data, Fornecedor, Hora, CodDespesa);</text:span></text:p>
      <text:p text:style-name="P1"><text:span text:style-name="T5">CompraProduto</text:span><text:span text:style-name="T1">=(</text:span><text:span text:style-name="T6">CodProduto, CodCompra</text:span><text:span text:style-name="T1">);</text:span></text:p>
      <text:p text:style-name="P1"><text:span text:style-name="T5">Produto</text:span><text:span text:style-name="T1">=(</text:span><text:span text:style-name="T6">Codigo,</text:span><text:span text:style-name="T1"> Tamanho, Status, Nome, Preço);</text:span></text:p>
      <text:p text:style-name="P1"><text:span text:style-name="T5">Venda</text:span><text:span text:style-name="T1">=(</text:span><text:span text:style-name="T6">CodVenda</text:span><text:span text:style-name="T1">, Data, Hora, Total, Funcionario, Cliente);</text:span></text:p>
      <text:p text:style-name="P1"><text:span text:style-name="T5">Entrada</text:span><text:span text:style-name="T1">=</text:span><text:span text:style-name="T6">(CodEntrada, </text:span><text:span text:style-name="T1">CodVenda,Valor, Data);</text:span></text:p>
      <text:p text:style-name="P1"><text:span text:style-name="T5">CartaoCredito</text:span><text:span text:style-name="T1">=(</text:span><text:span text:style-name="T6">Numero</text:span><text:span text:style-name="T1">, Bandeira); </text:span></text:p>
      <text:p text:style-name="P1"><text:span text:style-name="T5">VendaCartao</text:span><text:span text:style-name="T1">=(</text:span><text:span text:style-name="T6">NumCartao, CodVenda,</text:span><text:span text:style-name="T1"> NumParcelas,);</text:span></text:p>
      <text:p text:style-name="P23"/>
      <text:p text:style-name="P18">3.2 Dicionário Lógico de Dados</text:p>
      <text:p text:style-name="P2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PESSOA : Relação que armazena dados generalizados de funcionários e clientes.</text:p>
          </table:table-cell>
        </table:table-row>
      </table:table>
      <text:p text:style-name="P23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19">Atributo</text:p>
          </table:table-cell>
          <table:table-cell table:style-name="Tabela2.A1" office:value-type="string">
            <text:p text:style-name="P19">Descrição</text:p>
          </table:table-cell>
          <table:table-cell table:style-name="Tabela2.A1" office:value-type="string">
            <text:p text:style-name="P19">Tipo</text:p>
          </table:table-cell>
          <table:table-cell table:style-name="Tabela2.A1" office:value-type="string">
            <text:p text:style-name="P19">Domínio</text:p>
          </table:table-cell>
          <table:table-cell table:style-name="Tabela2.E1" office:value-type="string">
            <text:p text:style-name="P19">Restrição</text:p>
          </table:table-cell>
        </table:table-row>
        <table:table-row>
          <table:table-cell table:style-name="Tabela2.A2" office:value-type="string">
            <text:p text:style-name="P4">Nome</text:p>
          </table:table-cell>
          <table:table-cell table:style-name="Tabela2.A2" office:value-type="string">
            <text:p text:style-name="P4">Representa o nome de uma pessoa, seja funcionário ou cliente</text:p>
          </table:table-cell>
          <table:table-cell table:style-name="Tabela2.A2" office:value-type="string">
            <text:p text:style-name="P4">String(100)</text:p>
          </table:table-cell>
          <table:table-cell table:style-name="Tabela2.A2" office:value-type="string">
            <text:p text:style-name="P4">String(100)</text:p>
          </table:table-cell>
          <table:table-cell table:style-name="Tabela2.A2" office:value-type="string">
            <text:p text:style-name="P4">Não nulo</text:p>
          </table:table-cell>
        </table:table-row>
        <table:table-row>
          <table:table-cell table:style-name="Tabela2.A3" office:value-type="string">
            <text:p text:style-name="P4">CPF</text:p>
          </table:table-cell>
          <table:table-cell table:style-name="Tabela2.A3" office:value-type="string">
            <text:p text:style-name="P4">Representa o número do CPF de uma pessoa, seja funcionário ou cliente</text:p>
          </table:table-cell>
          <table:table-cell table:style-name="Tabela2.A3" office:value-type="string">
            <text:p text:style-name="P4">String(20)</text:p>
          </table:table-cell>
          <table:table-cell table:style-name="Tabela2.A3" office:value-type="string">
            <text:p text:style-name="P4">String(20)</text:p>
          </table:table-cell>
          <table:table-cell table:style-name="Tabela2.A3" office:value-type="string">
            <text:p text:style-name="P4">Chave Primaria</text:p>
          </table:table-cell>
        </table:table-row>
        <table:table-row>
          <table:table-cell table:style-name="Tabela2.A2" office:value-type="string">
            <text:p text:style-name="P4">Telefone</text:p>
          </table:table-cell>
          <table:table-cell table:style-name="Tabela2.A2" office:value-type="string">
            <text:p text:style-name="P4">Representa o número do telefone de uma pessoa, seja funcionário ou cliente</text:p>
          </table:table-cell>
          <table:table-cell table:style-name="Tabela2.A2" office:value-type="string">
            <text:p text:style-name="P4">String(20)</text:p>
          </table:table-cell>
          <table:table-cell table:style-name="Tabela2.A2" office:value-type="string">
            <text:p text:style-name="P4">String(20)</text:p>
          </table:table-cell>
          <table:table-cell table:style-name="Tabela2.A2" office:value-type="string">
            <text:p text:style-name="P4">Não nulo</text:p>
          </table:table-cell>
        </table:table-row>
      </table:table>
      <text:p text:style-name="P2"><text:span text:style-name="T1">Tabela 1 </text:span><text:span text:style-name="T8">– Rela</text:span><text:span text:style-name="T1">ção PESSOA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3"><text:soft-page-break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9">FUNCIONARIO: Relação que armazena dados específicosde funcionários.</text:p>
          </table:table-cell>
        </table:table-row>
      </table:table>
      <text:p text:style-name="P23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19">Atributo</text:p>
          </table:table-cell>
          <table:table-cell table:style-name="Tabela4.A1" office:value-type="string">
            <text:p text:style-name="P19">Descrição</text:p>
          </table:table-cell>
          <table:table-cell table:style-name="Tabela4.A1" office:value-type="string">
            <text:p text:style-name="P19">Tipo</text:p>
          </table:table-cell>
          <table:table-cell table:style-name="Tabela4.A1" office:value-type="string">
            <text:p text:style-name="P19">Domínio</text:p>
          </table:table-cell>
          <table:table-cell table:style-name="Tabela4.E1" office:value-type="string">
            <text:p text:style-name="P19">Restrição</text:p>
          </table:table-cell>
        </table:table-row>
        <table:table-row>
          <table:table-cell table:style-name="Tabela4.A2" office:value-type="string">
            <text:p text:style-name="P4">CPFPessoa</text:p>
          </table:table-cell>
          <table:table-cell table:style-name="Tabela4.A2" office:value-type="string">
            <text:p text:style-name="P4">Representa o CPF do funcionário</text:p>
          </table:table-cell>
          <table:table-cell table:style-name="Tabela4.A2" office:value-type="string">
            <text:p text:style-name="P4">String(20)</text:p>
          </table:table-cell>
          <table:table-cell table:style-name="Tabela4.A2" office:value-type="string">
            <text:p text:style-name="P4">String(20)</text:p>
          </table:table-cell>
          <table:table-cell table:style-name="Tabela4.A2" office:value-type="string">
            <text:list xml:id="list7515689433086316221" text:style-name="L1">
              <text:list-item>
                <text:p text:style-name="P47">Chave estrangeira referenciando o CPF na entidade PESSOA</text:p>
              </text:list-item>
              <text:list-item>
                <text:p text:style-name="P47">Chave Primaria</text:p>
              </text:list-item>
            </text:list>
          </table:table-cell>
        </table:table-row>
        <table:table-row>
          <table:table-cell table:style-name="Tabela4.A3" office:value-type="string">
            <text:p text:style-name="P4">Matricula</text:p>
          </table:table-cell>
          <table:table-cell table:style-name="Tabela4.A3" office:value-type="string">
            <text:p text:style-name="P4">Representa o código de matrícula de um funcionário</text:p>
          </table:table-cell>
          <table:table-cell table:style-name="Tabela4.A3" office:value-type="string">
            <text:p text:style-name="P4">Int</text:p>
          </table:table-cell>
          <table:table-cell table:style-name="Tabela4.A3" office:value-type="string">
            <text:p text:style-name="P4">Int</text:p>
          </table:table-cell>
          <table:table-cell table:style-name="Tabela4.A3" office:value-type="string">
            <text:p text:style-name="P4">Não nulo</text:p>
          </table:table-cell>
        </table:table-row>
        <table:table-row>
          <table:table-cell table:style-name="Tabela4.A2" office:value-type="string">
            <text:p text:style-name="P4">Cargo</text:p>
          </table:table-cell>
          <table:table-cell table:style-name="Tabela4.A2" office:value-type="string">
            <text:p text:style-name="P4">Representa o cargo de um funcionário no estabelecimento</text:p>
          </table:table-cell>
          <table:table-cell table:style-name="Tabela4.A2" office:value-type="string">
            <text:p text:style-name="P4">String(20)</text:p>
          </table:table-cell>
          <table:table-cell table:style-name="Tabela4.A2" office:value-type="string">
            <text:p text:style-name="P4">String(20)</text:p>
          </table:table-cell>
          <table:table-cell table:style-name="Tabela4.A2" office:value-type="string">
            <text:p text:style-name="P4">Não nulo</text:p>
          </table:table-cell>
        </table:table-row>
        <table:table-row>
          <table:table-cell table:style-name="Tabela4.A3" office:value-type="string">
            <text:p text:style-name="P4">DataAdmissao</text:p>
          </table:table-cell>
          <table:table-cell table:style-name="Tabela4.A3" office:value-type="string">
            <text:p text:style-name="P4">Representa a data em que o funcionário foi admitido no estabelecimento</text:p>
          </table:table-cell>
          <table:table-cell table:style-name="Tabela4.A3" office:value-type="string">
            <text:p text:style-name="P4">Date</text:p>
          </table:table-cell>
          <table:table-cell table:style-name="Tabela4.A3" office:value-type="string">
            <text:p text:style-name="P4">Date</text:p>
          </table:table-cell>
          <table:table-cell table:style-name="Tabela4.A3" office:value-type="string">
            <text:p text:style-name="P4">Não nulo</text:p>
          </table:table-cell>
        </table:table-row>
        <table:table-row>
          <table:table-cell table:style-name="Tabela4.A2" office:value-type="string">
            <text:p text:style-name="P4">Status</text:p>
          </table:table-cell>
          <table:table-cell table:style-name="Tabela4.A2" office:value-type="string">
            <text:p text:style-name="P4">Representa o status do funcionário no estabelecimento, se está ou não efetivo</text:p>
          </table:table-cell>
          <table:table-cell table:style-name="Tabela4.A2" office:value-type="string">
            <text:p text:style-name="P4">String(20)</text:p>
          </table:table-cell>
          <table:table-cell table:style-name="Tabela4.A2" office:value-type="string">
            <text:p text:style-name="P4">String(20)</text:p>
          </table:table-cell>
          <table:table-cell table:style-name="Tabela4.A2" office:value-type="string">
            <text:p text:style-name="P4">Não nulo</text:p>
          </table:table-cell>
        </table:table-row>
      </table:table>
      <text:p text:style-name="P2"><text:span text:style-name="T1">Tabela 2 – Relação FUNCIONARIO</text:span></text:p>
      <text:p text:style-name="P27"/>
      <text:p text:style-name="P23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9">ENDERECOFUNCIONARIO: Relação que armazena dados que compõem o endereço de um funcionário.</text:p>
          </table:table-cell>
        </table:table-row>
      </table:table>
      <text:p text:style-name="P23"/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>
          <table:table-cell table:style-name="Tabela6.A1" office:value-type="string">
            <text:p text:style-name="P19">Atributo</text:p>
          </table:table-cell>
          <table:table-cell table:style-name="Tabela6.A1" office:value-type="string">
            <text:p text:style-name="P19">Descrição</text:p>
          </table:table-cell>
          <table:table-cell table:style-name="Tabela6.A1" office:value-type="string">
            <text:p text:style-name="P19">Tipo</text:p>
          </table:table-cell>
          <table:table-cell table:style-name="Tabela6.A1" office:value-type="string">
            <text:p text:style-name="P19">Domínio</text:p>
          </table:table-cell>
          <table:table-cell table:style-name="Tabela6.E1" office:value-type="string">
            <text:p text:style-name="P19">Restrição</text:p>
          </table:table-cell>
        </table:table-row>
        <table:table-row>
          <table:table-cell table:style-name="Tabela6.A2" office:value-type="string">
            <text:p text:style-name="P4">Matricula</text:p>
          </table:table-cell>
          <table:table-cell table:style-name="Tabela6.A2" office:value-type="string">
            <text:p text:style-name="P4">Representa o nome de uma pessoa, seja funcionário ou cliente</text:p>
          </table:table-cell>
          <table:table-cell table:style-name="Tabela6.A2" office:value-type="string">
            <text:p text:style-name="P4">String(100)</text:p>
          </table:table-cell>
          <table:table-cell table:style-name="Tabela6.A2" office:value-type="string">
            <text:p text:style-name="P4">String(100)</text:p>
          </table:table-cell>
          <table:table-cell table:style-name="Tabela6.A2" office:value-type="string">
            <text:p text:style-name="P4">Não nulo</text:p>
          </table:table-cell>
        </table:table-row>
        <table:table-row>
          <table:table-cell table:style-name="Tabela6.A3" office:value-type="string">
            <text:p text:style-name="P4">Bairro</text:p>
          </table:table-cell>
          <table:table-cell table:style-name="Tabela6.A3" office:value-type="string">
            <text:p text:style-name="P4">Representa o número do CPF de uma pessoa, seja funcionário ou cliente</text:p>
          </table:table-cell>
          <table:table-cell table:style-name="Tabela6.A3" office:value-type="string">
            <text:p text:style-name="P4">String(20)</text:p>
          </table:table-cell>
          <table:table-cell table:style-name="Tabela6.A3" office:value-type="string">
            <text:p text:style-name="P4">String(20)</text:p>
          </table:table-cell>
          <table:table-cell table:style-name="Tabela6.A3" office:value-type="string">
            <text:p text:style-name="P4">Chave Primaria</text:p>
          </table:table-cell>
        </table:table-row>
        <table:table-row>
          <table:table-cell table:style-name="Tabela6.A2" office:value-type="string">
            <text:p text:style-name="P4">Rua</text:p>
          </table:table-cell>
          <table:table-cell table:style-name="Tabela6.A2" office:value-type="string">
            <text:p text:style-name="P4">Representa o número do telefone de uma pessoa, seja funcionário ou cliente</text:p>
          </table:table-cell>
          <table:table-cell table:style-name="Tabela6.A2" office:value-type="string">
            <text:p text:style-name="P4">String(20)</text:p>
          </table:table-cell>
          <table:table-cell table:style-name="Tabela6.A2" office:value-type="string">
            <text:p text:style-name="P4">String(20)</text:p>
          </table:table-cell>
          <table:table-cell table:style-name="Tabela6.A2" office:value-type="string">
            <text:p text:style-name="P4">Não nulo</text:p>
          </table:table-cell>
        </table:table-row>
        <table:table-row>
          <table:table-cell table:style-name="Tabela6.A3" office:value-type="string">
            <text:p text:style-name="P4">Cidade</text:p>
          </table:table-cell>
          <table:table-cell table:style-name="Tabela6.A3" office:value-type="string">
            <text:p text:style-name="P31">Representa a <text:soft-page-break/>cidade na qual o funcionário mora </text:p>
          </table:table-cell>
          <table:table-cell table:style-name="Tabela6.A3" office:value-type="string">
            <text:p text:style-name="P31">String(20)</text:p>
          </table:table-cell>
          <table:table-cell table:style-name="Tabela6.A3" office:value-type="string">
            <text:p text:style-name="P31">String(20)</text:p>
          </table:table-cell>
          <table:table-cell table:style-name="Tabela6.A3" office:value-type="string">
            <text:p text:style-name="P31">Não nulo</text:p>
          </table:table-cell>
        </table:table-row>
      </table:table>
      <text:p text:style-name="P2"><text:span text:style-name="T1">Tabela 3 </text:span><text:span text:style-name="T8">– Rela</text:span><text:span text:style-name="T1">ção ENDERECOFUNCIONARIO</text:span></text:p>
      <text:p text:style-name="P27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9">CLIENTE: Entidade que armazena os dados de um cliente.</text:p>
          </table:table-cell>
        </table:table-row>
      </table:table>
      <text:p text:style-name="P23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19">Atributo</text:p>
          </table:table-cell>
          <table:table-cell table:style-name="Tabela8.A1" office:value-type="string">
            <text:p text:style-name="P19">Descrição</text:p>
          </table:table-cell>
          <table:table-cell table:style-name="Tabela8.A1" office:value-type="string">
            <text:p text:style-name="P19">Tipo</text:p>
          </table:table-cell>
          <table:table-cell table:style-name="Tabela8.A1" office:value-type="string">
            <text:p text:style-name="P19">Domínio</text:p>
          </table:table-cell>
          <table:table-cell table:style-name="Tabela8.E1" office:value-type="string">
            <text:p text:style-name="P19">Restrição</text:p>
          </table:table-cell>
        </table:table-row>
        <table:table-row>
          <table:table-cell table:style-name="Tabela8.A2" office:value-type="string">
            <text:p text:style-name="P4">CPFPessoa</text:p>
          </table:table-cell>
          <table:table-cell table:style-name="Tabela8.A2" office:value-type="string">
            <text:p text:style-name="P4">Representa o CPF do cliente</text:p>
          </table:table-cell>
          <table:table-cell table:style-name="Tabela8.A2" office:value-type="string">
            <text:p text:style-name="P4">String(100)</text:p>
          </table:table-cell>
          <table:table-cell table:style-name="Tabela8.A2" office:value-type="string">
            <text:p text:style-name="P4">String(100)</text:p>
          </table:table-cell>
          <table:table-cell table:style-name="Tabela8.A2" office:value-type="string">
            <text:p text:style-name="P4">Chave</text:p>
          </table:table-cell>
        </table:table-row>
        <table:table-row>
          <table:table-cell table:style-name="Tabela8.A3" office:value-type="string">
            <text:p text:style-name="P4">CodCliente</text:p>
          </table:table-cell>
          <table:table-cell table:style-name="Tabela8.A3" office:value-type="string">
            <text:p text:style-name="P4">Representa o código do cliente</text:p>
          </table:table-cell>
          <table:table-cell table:style-name="Tabela8.A3" office:value-type="string">
            <text:p text:style-name="P4">Integer</text:p>
          </table:table-cell>
          <table:table-cell table:style-name="Tabela8.A3" office:value-type="string">
            <text:p text:style-name="P4">Integer</text:p>
          </table:table-cell>
          <table:table-cell table:style-name="Tabela8.A3" office:value-type="string">
            <text:p text:style-name="P4">Chave Primaria</text:p>
          </table:table-cell>
        </table:table-row>
        <table:table-row>
          <table:table-cell table:style-name="Tabela8.A2" office:value-type="string">
            <text:p text:style-name="P4">Email</text:p>
          </table:table-cell>
          <table:table-cell table:style-name="Tabela8.A2" office:value-type="string">
            <text:p text:style-name="P4">Representa o email do cliente</text:p>
          </table:table-cell>
          <table:table-cell table:style-name="Tabela8.A2" office:value-type="string">
            <text:p text:style-name="P4">String(20)</text:p>
          </table:table-cell>
          <table:table-cell table:style-name="Tabela8.A2" office:value-type="string">
            <text:p text:style-name="P4">String(20)</text:p>
          </table:table-cell>
          <table:table-cell table:style-name="Tabela8.A2" office:value-type="string">
            <text:p text:style-name="P4">Não nulo</text:p>
          </table:table-cell>
        </table:table-row>
        <table:table-row>
          <table:table-cell table:style-name="Tabela8.A3" office:value-type="string">
            <text:p text:style-name="P31"/>
          </table:table-cell>
          <table:table-cell table:style-name="Tabela8.A3" office:value-type="string">
            <text:p text:style-name="P31"/>
          </table:table-cell>
          <table:table-cell table:style-name="Tabela8.A3" office:value-type="string">
            <text:p text:style-name="P31"/>
          </table:table-cell>
          <table:table-cell table:style-name="Tabela8.A3" office:value-type="string">
            <text:p text:style-name="P31"/>
          </table:table-cell>
          <table:table-cell table:style-name="Tabela8.A3" office:value-type="string">
            <text:p text:style-name="P31"/>
          </table:table-cell>
        </table:table-row>
      </table:table>
      <text:p text:style-name="P2"><text:span text:style-name="T1">Tabela 4 </text:span><text:span text:style-name="T8">– Entidade</text:span><text:span text:style-name="T1"> CLIENTE</text:span></text:p>
      <text:p text:style-name="P27"/>
      <text:p text:style-name="P27"/>
      <text:p text:style-name="P27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9">SALARIO: Relação que armazena dados <text:span text:style-name="T11">sobre o pagamento do salário de um funcionário</text:span>.</text:p>
          </table:table-cell>
        </table:table-row>
      </table:table>
      <text:p text:style-name="P23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19">Atributo</text:p>
          </table:table-cell>
          <table:table-cell table:style-name="Tabela10.A1" office:value-type="string">
            <text:p text:style-name="P19">Descrição</text:p>
          </table:table-cell>
          <table:table-cell table:style-name="Tabela10.A1" office:value-type="string">
            <text:p text:style-name="P19">Tipo</text:p>
          </table:table-cell>
          <table:table-cell table:style-name="Tabela10.A1" office:value-type="string">
            <text:p text:style-name="P19">Domínio</text:p>
          </table:table-cell>
          <table:table-cell table:style-name="Tabela10.E1" office:value-type="string">
            <text:p text:style-name="P19">Restrição</text:p>
          </table:table-cell>
        </table:table-row>
        <table:table-row>
          <table:table-cell table:style-name="Tabela10.A2" office:value-type="string">
            <text:p text:style-name="P9">CodSalario</text:p>
          </table:table-cell>
          <table:table-cell table:style-name="Tabela10.A2" office:value-type="string">
            <text:p text:style-name="P9">Representa o número do código do pagamento do salário</text:p>
          </table:table-cell>
          <table:table-cell table:style-name="Tabela10.A2" office:value-type="string">
            <text:p text:style-name="P9">SERIAL</text:p>
          </table:table-cell>
          <table:table-cell table:style-name="Tabela10.A2" office:value-type="string">
            <text:p text:style-name="P9">Números inteiros positivos</text:p>
          </table:table-cell>
          <table:table-cell table:style-name="Tabela10.A2" office:value-type="string">
            <text:p text:style-name="P9">Chave primária</text:p>
            <text:p text:style-name="P9">Chave substituta</text:p>
          </table:table-cell>
        </table:table-row>
        <table:table-row>
          <table:table-cell table:style-name="Tabela10.A3" office:value-type="string">
            <text:p text:style-name="P4">Valor</text:p>
          </table:table-cell>
          <table:table-cell table:style-name="Tabela10.A3" office:value-type="string">
            <text:p text:style-name="P4">Representa o valor do <text:span text:style-name="T11">total </text:span>salário</text:p>
          </table:table-cell>
          <table:table-cell table:style-name="Tabela10.A3" office:value-type="string">
            <text:p text:style-name="P9">Real</text:p>
          </table:table-cell>
          <table:table-cell table:style-name="Tabela10.A3" office:value-type="string">
            <text:p text:style-name="P9">Números reais positivos</text:p>
          </table:table-cell>
          <table:table-cell table:style-name="Tabela10.A3" office:value-type="string">
            <text:p text:style-name="P4">Não nulo</text:p>
          </table:table-cell>
        </table:table-row>
        <table:table-row>
          <table:table-cell table:style-name="Tabela10.A4" office:value-type="string">
            <text:p text:style-name="P4">Data</text:p>
          </table:table-cell>
          <table:table-cell table:style-name="Tabela10.A4" office:value-type="string">
            <text:p text:style-name="P4">Representa a data do pagamento</text:p>
          </table:table-cell>
          <table:table-cell table:style-name="Tabela10.A4" office:value-type="string">
            <text:p text:style-name="P4">Date</text:p>
          </table:table-cell>
          <table:table-cell table:style-name="Tabela10.A4" office:value-type="string">
            <text:p text:style-name="P4">Date</text:p>
          </table:table-cell>
          <table:table-cell table:style-name="Tabela10.A4" office:value-type="string">
            <text:p text:style-name="P4">Não nulo</text:p>
          </table:table-cell>
        </table:table-row>
        <table:table-row>
          <table:table-cell table:style-name="Tabela10.A2" office:value-type="string">
            <text:p text:style-name="P4">Funcionário</text:p>
          </table:table-cell>
          <table:table-cell table:style-name="Tabela10.A2" office:value-type="string">
            <text:p text:style-name="P4">Representa o <text:span text:style-name="T11">CPF do</text:span> funcionário que irá receber o salário</text:p>
          </table:table-cell>
          <table:table-cell table:style-name="Tabela10.A2" office:value-type="string">
            <text:p text:style-name="P4">String(20)</text:p>
          </table:table-cell>
          <table:table-cell table:style-name="Tabela10.A2" office:value-type="string">
            <text:p text:style-name="P4">String(20)</text:p>
          </table:table-cell>
          <table:table-cell table:style-name="Tabela10.A2" office:value-type="string">
            <text:p text:style-name="P9">Não nulo</text:p>
          </table:table-cell>
        </table:table-row>
        <table:table-row table:style-name="Tabela10.6">
          <table:table-cell table:style-name="Tabela10.A4" office:value-type="string">
            <text:p text:style-name="P4">Hora</text:p>
          </table:table-cell>
          <table:table-cell table:style-name="Tabela10.A4" office:value-type="string">
            <text:p text:style-name="P31">Representa <text:span text:style-name="T11">a</text:span> hora do pagamento</text:p>
          </table:table-cell>
          <table:table-cell table:style-name="Tabela10.A4" office:value-type="string">
            <text:p text:style-name="P35">TIMESTAMP</text:p>
          </table:table-cell>
          <table:table-cell table:style-name="Tabela10.A4" office:value-type="string">
            <text:p text:style-name="P35">TIMESTAMP</text:p>
          </table:table-cell>
          <table:table-cell table:style-name="Tabela10.A4" office:value-type="string">
            <text:p text:style-name="P31">Não nulo</text:p>
          </table:table-cell>
        </table:table-row>
        <table:table-row>
          <table:table-cell table:style-name="Tabela10.A2" office:value-type="string">
            <text:p text:style-name="P4">CodDespesa</text:p>
          </table:table-cell>
          <table:table-cell table:style-name="Tabela10.A2" office:value-type="string">
            <text:p text:style-name="P4">Representa o <text:span text:style-name="T11">número do</text:span> código da despesa<text:span text:style-name="T12"> </text:span><text:span text:style-name="T13">financeira</text:span></text:p>
          </table:table-cell>
          <table:table-cell table:style-name="Tabela10.A2" office:value-type="string">
            <text:p text:style-name="P9">Int</text:p>
          </table:table-cell>
          <table:table-cell table:style-name="Tabela10.A2" office:value-type="string">
            <text:p text:style-name="P9"><text:span text:style-name="T12">Números inteiros positivos</text:span></text:p>
          </table:table-cell>
          <table:table-cell table:style-name="Tabela10.A2" office:value-type="string">
            <text:p text:style-name="P4">-Chave Estrangeira referenciando CodDespesa em DESPESA</text:p>
            <text:p text:style-name="P9"><text:span text:style-name="T12">-Não nulo</text:span></text:p>
          </table:table-cell>
        </table:table-row>
      </table:table>
      <text:p text:style-name="P2"><text:span text:style-name="T1">Tabela 5 </text:span><text:span text:style-name="T8">– Entidade</text:span><text:span text:style-name="T1"> SALARIO</text:span></text:p>
      <text:p text:style-name="P8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9">Fornecedor: Entidade que armazena os dados <text:span text:style-name="T19">de fornecedores do estabelecimento.</text:span></text:p>
          </table:table-cell>
        </table:table-row>
      </table:table>
      <text:p text:style-name="P23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19">Atributo</text:p>
          </table:table-cell>
          <table:table-cell table:style-name="Tabela12.A1" office:value-type="string">
            <text:p text:style-name="P19">Descrição</text:p>
          </table:table-cell>
          <table:table-cell table:style-name="Tabela12.A1" office:value-type="string">
            <text:p text:style-name="P19">Tipo</text:p>
          </table:table-cell>
          <table:table-cell table:style-name="Tabela12.A1" office:value-type="string">
            <text:p text:style-name="P19">Domínio</text:p>
          </table:table-cell>
          <table:table-cell table:style-name="Tabela12.E1" office:value-type="string">
            <text:p text:style-name="P19">Restrição</text:p>
          </table:table-cell>
        </table:table-row>
        <table:table-row>
          <table:table-cell table:style-name="Tabela12.A2" office:value-type="string">
            <text:p text:style-name="P4">CNPJ</text:p>
          </table:table-cell>
          <table:table-cell table:style-name="Tabela12.A2" office:value-type="string">
            <text:p text:style-name="P4">Representa o CNPJ d<text:span text:style-name="T19">o fornecedor</text:span></text:p>
          </table:table-cell>
          <table:table-cell table:style-name="Tabela12.A2" office:value-type="string">
            <text:p text:style-name="P4">String(<text:span text:style-name="T19">2</text:span>0)</text:p>
          </table:table-cell>
          <table:table-cell table:style-name="Tabela12.A2" office:value-type="string">
            <text:p text:style-name="P4">String(<text:span text:style-name="T19">2</text:span>0)</text:p>
          </table:table-cell>
          <table:table-cell table:style-name="Tabela12.A2" office:value-type="string">
            <text:p text:style-name="P4">Chave Primária</text:p>
          </table:table-cell>
        </table:table-row>
        <table:table-row>
          <table:table-cell table:style-name="Tabela12.A3" office:value-type="string">
            <text:p text:style-name="P4">Nome</text:p>
          </table:table-cell>
          <table:table-cell table:style-name="Tabela12.A3" office:value-type="string">
            <text:p text:style-name="P4">Representa o nome do <text:soft-page-break/>fornecedor</text:p>
          </table:table-cell>
          <table:table-cell table:style-name="Tabela12.A3" office:value-type="string">
            <text:p text:style-name="P4">String(<text:span text:style-name="T19">10</text:span>0)</text:p>
          </table:table-cell>
          <table:table-cell table:style-name="Tabela12.A3" office:value-type="string">
            <text:p text:style-name="P4">String(<text:span text:style-name="T19">10</text:span>0)</text:p>
          </table:table-cell>
          <table:table-cell table:style-name="Tabela12.A3" office:value-type="string">
            <text:p text:style-name="P4">Não nulo</text:p>
          </table:table-cell>
        </table:table-row>
        <table:table-row table:style-name="Tabela12.4">
          <table:table-cell table:style-name="Tabela12.A2" office:value-type="string">
            <text:p text:style-name="P4">Telefone</text:p>
          </table:table-cell>
          <table:table-cell table:style-name="Tabela12.A2" office:value-type="string">
            <text:p text:style-name="P4">Representa o número de telefone do fornecedor</text:p>
          </table:table-cell>
          <table:table-cell table:style-name="Tabela12.A2" office:value-type="string">
            <text:p text:style-name="P4">String(20)</text:p>
          </table:table-cell>
          <table:table-cell table:style-name="Tabela12.A2" office:value-type="string">
            <text:p text:style-name="P4">String(20)</text:p>
          </table:table-cell>
          <table:table-cell table:style-name="Tabela12.A2" office:value-type="string">
            <text:p text:style-name="P4">Não nulo</text:p>
          </table:table-cell>
        </table:table-row>
      </table:table>
      <text:p text:style-name="P2"><text:span text:style-name="T1">Tabela 6 </text:span><text:span text:style-name="T8">– Entidade</text:span><text:span text:style-name="T1"> FORNECEDOR</text:span></text:p>
      <text:p text:style-name="P8"/>
      <text:p text:style-name="P27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19">EnderecoForn: Relação que armazena dados que compõem o endereço de um fornecedor.</text:p>
          </table:table-cell>
        </table:table-row>
      </table:table>
      <text:p text:style-name="P23"/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19">Atributo</text:p>
          </table:table-cell>
          <table:table-cell table:style-name="Tabela14.A1" office:value-type="string">
            <text:p text:style-name="P19">Descrição</text:p>
          </table:table-cell>
          <table:table-cell table:style-name="Tabela14.A1" office:value-type="string">
            <text:p text:style-name="P19">Tipo</text:p>
          </table:table-cell>
          <table:table-cell table:style-name="Tabela14.A1" office:value-type="string">
            <text:p text:style-name="P19">Domínio</text:p>
          </table:table-cell>
          <table:table-cell table:style-name="Tabela14.E1" office:value-type="string">
            <text:p text:style-name="P19">Restrição</text:p>
          </table:table-cell>
        </table:table-row>
        <table:table-row>
          <table:table-cell table:style-name="Tabela14.A2" office:value-type="string">
            <text:p text:style-name="P4">CNPJ</text:p>
          </table:table-cell>
          <table:table-cell table:style-name="Tabela14.A2" office:value-type="string">
            <text:p text:style-name="P4">Representa o CNPJ do fornecedor</text:p>
          </table:table-cell>
          <table:table-cell table:style-name="Tabela14.A2" office:value-type="string">
            <text:p text:style-name="P4">String(100)</text:p>
          </table:table-cell>
          <table:table-cell table:style-name="Tabela14.A2" office:value-type="string">
            <text:p text:style-name="P4">String(100)</text:p>
          </table:table-cell>
          <table:table-cell table:style-name="Tabela14.A2" office:value-type="string">
            <text:p text:style-name="P4">Chave Estrangeira referenciando CNPJ em FORNECEDOR</text:p>
          </table:table-cell>
        </table:table-row>
        <table:table-row>
          <table:table-cell table:style-name="Tabela14.A3" office:value-type="string">
            <text:p text:style-name="P4">Cidade</text:p>
          </table:table-cell>
          <table:table-cell table:style-name="Tabela14.A3" office:value-type="string">
            <text:p text:style-name="P4">Representa a cidade onde se encontra o fornecedor </text:p>
          </table:table-cell>
          <table:table-cell table:style-name="Tabela14.A3" office:value-type="string">
            <text:p text:style-name="P4">String(<text:span text:style-name="T19">5</text:span>0)</text:p>
          </table:table-cell>
          <table:table-cell table:style-name="Tabela14.A3" office:value-type="string">
            <text:p text:style-name="P4">String(<text:span text:style-name="T19">5</text:span>0)</text:p>
          </table:table-cell>
          <table:table-cell table:style-name="Tabela14.A3" office:value-type="string">
            <text:p text:style-name="P4">Não nulo</text:p>
          </table:table-cell>
        </table:table-row>
        <table:table-row>
          <table:table-cell table:style-name="Tabela14.A2" office:value-type="string">
            <text:p text:style-name="P4">Rua</text:p>
          </table:table-cell>
          <table:table-cell table:style-name="Tabela14.A2" office:value-type="string">
            <text:p text:style-name="P4">Representa a rua onde se encontra o fornecedor</text:p>
          </table:table-cell>
          <table:table-cell table:style-name="Tabela14.A2" office:value-type="string">
            <text:p text:style-name="P4">String(<text:span text:style-name="T19">100</text:span>)</text:p>
          </table:table-cell>
          <table:table-cell table:style-name="Tabela14.A2" office:value-type="string">
            <text:p text:style-name="P4">String(<text:span text:style-name="T19">10</text:span>0)</text:p>
          </table:table-cell>
          <table:table-cell table:style-name="Tabela14.A2" office:value-type="string">
            <text:p text:style-name="P4">Não nulo</text:p>
          </table:table-cell>
        </table:table-row>
        <table:table-row table:style-name="Tabela14.5">
          <table:table-cell table:style-name="Tabela14.A3" office:value-type="string">
            <text:p text:style-name="P4">Bairro</text:p>
          </table:table-cell>
          <table:table-cell table:style-name="Tabela14.A3" office:value-type="string">
            <text:p text:style-name="P31">Representa o bairro onde se encontra o fornecedor</text:p>
          </table:table-cell>
          <table:table-cell table:style-name="Tabela14.A3" office:value-type="string">
            <text:p text:style-name="P31">String(<text:span text:style-name="T19">10</text:span>0)</text:p>
          </table:table-cell>
          <table:table-cell table:style-name="Tabela14.A3" office:value-type="string">
            <text:p text:style-name="P31">String(<text:span text:style-name="T19">10</text:span>0)</text:p>
          </table:table-cell>
          <table:table-cell table:style-name="Tabela14.A3" office:value-type="string">
            <text:p text:style-name="P31">Não nulo</text:p>
          </table:table-cell>
        </table:table-row>
      </table:table>
      <text:p text:style-name="P2"><text:span text:style-name="T1">Tabela 7 </text:span><text:span text:style-name="T8">– Relação ENDERECOFORN</text:span></text:p>
      <text:p text:style-name="P27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19">Despesa: Entidade que armazena as despesas da loja.</text:p>
          </table:table-cell>
        </table:table-row>
      </table:table>
      <text:p text:style-name="P23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19">Atributo</text:p>
          </table:table-cell>
          <table:table-cell table:style-name="Tabela16.A1" office:value-type="string">
            <text:p text:style-name="P19">Descrição</text:p>
          </table:table-cell>
          <table:table-cell table:style-name="Tabela16.A1" office:value-type="string">
            <text:p text:style-name="P19">Tipo</text:p>
          </table:table-cell>
          <table:table-cell table:style-name="Tabela16.A1" office:value-type="string">
            <text:p text:style-name="P19">Domínio</text:p>
          </table:table-cell>
          <table:table-cell table:style-name="Tabela16.E1" office:value-type="string">
            <text:p text:style-name="P19">Restrição</text:p>
          </table:table-cell>
        </table:table-row>
        <table:table-row>
          <table:table-cell table:style-name="Tabela16.A2" office:value-type="string">
            <text:p text:style-name="P4">CodDespesa</text:p>
          </table:table-cell>
          <table:table-cell table:style-name="Tabela16.A2" office:value-type="string">
            <text:p text:style-name="P4">Representa o código da despesa</text:p>
          </table:table-cell>
          <table:table-cell table:style-name="Tabela16.A2" office:value-type="string">
            <text:p text:style-name="P10">SERIAL</text:p>
          </table:table-cell>
          <table:table-cell table:style-name="Tabela16.A2" office:value-type="string">
            <text:p text:style-name="P10"><text:span text:style-name="T12">Números inteiros positivos</text:span></text:p>
          </table:table-cell>
          <table:table-cell table:style-name="Tabela16.A2" office:value-type="string">
            <text:p text:style-name="P4">Chave Primária</text:p>
            <text:p text:style-name="P10"><text:span text:style-name="T12">Chave substituta</text:span></text:p>
          </table:table-cell>
        </table:table-row>
        <table:table-row>
          <table:table-cell table:style-name="Tabela16.A3" office:value-type="string">
            <text:p text:style-name="P4">Valor</text:p>
          </table:table-cell>
          <table:table-cell table:style-name="Tabela16.A3" office:value-type="string">
            <text:p text:style-name="P4">Representa o valor <text:span text:style-name="T19">total </text:span><text:s/>da despesa</text:p>
          </table:table-cell>
          <table:table-cell table:style-name="Tabela16.A3" office:value-type="string">
            <text:p text:style-name="P10">Real</text:p>
          </table:table-cell>
          <table:table-cell table:style-name="Tabela16.A3" office:value-type="string">
            <text:p text:style-name="P10">Números reais positivos</text:p>
          </table:table-cell>
          <table:table-cell table:style-name="Tabela16.A3" office:value-type="string">
            <text:p text:style-name="P4">Não nulo</text:p>
          </table:table-cell>
        </table:table-row>
        <table:table-row table:style-name="Tabela16.4">
          <table:table-cell table:style-name="Tabela16.A2" office:value-type="string">
            <text:p text:style-name="P4">Data</text:p>
          </table:table-cell>
          <table:table-cell table:style-name="Tabela16.A2" office:value-type="string">
            <text:p text:style-name="P4">Representa a data <text:span text:style-name="T19">de lançamento</text:span> da despes<text:span text:style-name="T19">a no sistema</text:span></text:p>
          </table:table-cell>
          <table:table-cell table:style-name="Tabela16.A2" office:value-type="string">
            <text:p text:style-name="P4">Date</text:p>
          </table:table-cell>
          <table:table-cell table:style-name="Tabela16.A2" office:value-type="string">
            <text:p text:style-name="P4">Date</text:p>
          </table:table-cell>
          <table:table-cell table:style-name="Tabela16.A2" office:value-type="string">
            <text:p text:style-name="P4">Não nulo</text:p>
          </table:table-cell>
        </table:table-row>
      </table:table>
      <text:p text:style-name="P2"><text:span text:style-name="T1">Tabela 8 </text:span><text:span text:style-name="T8">– Entidade DESPESA</text:span></text:p>
      <text:p text:style-name="P27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9">Compra: Entidade que armazena dados de uma compra.</text:p>
          </table:table-cell>
        </table:table-row>
      </table:table>
      <text:p text:style-name="P23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19">Atributo</text:p>
          </table:table-cell>
          <table:table-cell table:style-name="Tabela18.A1" office:value-type="string">
            <text:p text:style-name="P19">Descrição</text:p>
          </table:table-cell>
          <table:table-cell table:style-name="Tabela18.A1" office:value-type="string">
            <text:p text:style-name="P19">Tipo</text:p>
          </table:table-cell>
          <table:table-cell table:style-name="Tabela18.A1" office:value-type="string">
            <text:p text:style-name="P19">Domínio</text:p>
          </table:table-cell>
          <table:table-cell table:style-name="Tabela18.E1" office:value-type="string">
            <text:p text:style-name="P19">Restrição</text:p>
          </table:table-cell>
        </table:table-row>
        <table:table-row>
          <table:table-cell table:style-name="Tabela18.A2" office:value-type="string">
            <text:p text:style-name="P4">CodCompra</text:p>
          </table:table-cell>
          <table:table-cell table:style-name="Tabela18.A2" office:value-type="string">
            <text:p text:style-name="P4">Representa o código da compra</text:p>
          </table:table-cell>
          <table:table-cell table:style-name="Tabela18.A2" office:value-type="string">
            <text:p text:style-name="P10">SERIAL</text:p>
          </table:table-cell>
          <table:table-cell table:style-name="Tabela18.A2" office:value-type="string">
            <text:p text:style-name="P10"><text:span text:style-name="T12">Números inteiros positivos</text:span></text:p>
          </table:table-cell>
          <table:table-cell table:style-name="Tabela18.A2" office:value-type="string">
            <text:p text:style-name="P4">Chave Primária</text:p>
            <text:p text:style-name="P10">Chave substituta</text:p>
          </table:table-cell>
        </table:table-row>
        <table:table-row>
          <table:table-cell table:style-name="Tabela18.A3" office:value-type="string">
            <text:p text:style-name="P4">Valor</text:p>
          </table:table-cell>
          <table:table-cell table:style-name="Tabela18.A3" office:value-type="string">
            <text:p text:style-name="P4">Representa o valor total da compra</text:p>
          </table:table-cell>
          <table:table-cell table:style-name="Tabela18.A3" office:value-type="string">
            <text:p text:style-name="P10">Real</text:p>
          </table:table-cell>
          <table:table-cell table:style-name="Tabela18.A3" office:value-type="string">
            <text:p text:style-name="P10"><text:span text:style-name="T12">Números reais positivos</text:span></text:p>
          </table:table-cell>
          <table:table-cell table:style-name="Tabela18.A3" office:value-type="string">
            <text:p text:style-name="P4">Não nulo</text:p>
          </table:table-cell>
        </table:table-row>
        <table:table-row>
          <table:table-cell table:style-name="Tabela18.A2" office:value-type="string">
            <text:p text:style-name="P4">Quantidade</text:p>
          </table:table-cell>
          <table:table-cell table:style-name="Tabela18.A2" office:value-type="string">
            <text:p text:style-name="P4">Representa a quantidade<text:span text:style-name="T12"> </text:span><text:span text:style-name="T14">de itens </text:span><text:soft-page-break/><text:span text:style-name="T14">comprados</text:span></text:p>
          </table:table-cell>
          <table:table-cell table:style-name="Tabela18.A2" office:value-type="string">
            <text:p text:style-name="P36">Int</text:p>
          </table:table-cell>
          <table:table-cell table:style-name="Tabela18.A2" office:value-type="string">
            <text:p text:style-name="P10">Números inteiros positivos</text:p>
          </table:table-cell>
          <table:table-cell table:style-name="Tabela18.A2" office:value-type="string">
            <text:p text:style-name="P4">Não nulo</text:p>
          </table:table-cell>
        </table:table-row>
        <table:table-row table:style-name="Tabela18.5">
          <table:table-cell table:style-name="Tabela18.A3" office:value-type="string">
            <text:p text:style-name="P4">Data</text:p>
          </table:table-cell>
          <table:table-cell table:style-name="Tabela18.A3" office:value-type="string">
            <text:p text:style-name="P31">Representa a data da compra</text:p>
          </table:table-cell>
          <table:table-cell table:style-name="Tabela18.A3" office:value-type="string">
            <text:p text:style-name="P31">Date</text:p>
          </table:table-cell>
          <table:table-cell table:style-name="Tabela18.A3" office:value-type="string">
            <text:p text:style-name="P31">Date</text:p>
          </table:table-cell>
          <table:table-cell table:style-name="Tabela18.A3" office:value-type="string">
            <text:p text:style-name="P31">Não nulo</text:p>
          </table:table-cell>
        </table:table-row>
        <table:table-row>
          <table:table-cell table:style-name="Tabela18.A2" office:value-type="string">
            <text:p text:style-name="P4">Fornecedor</text:p>
          </table:table-cell>
          <table:table-cell table:style-name="Tabela18.A2" office:value-type="string">
            <text:p text:style-name="P4">Representa o <text:span text:style-name="T19">CNPJ</text:span> fornecedor que a vendeu</text:p>
          </table:table-cell>
          <table:table-cell table:style-name="Tabela18.A2" office:value-type="string">
            <text:p text:style-name="P31">String(20)</text:p>
          </table:table-cell>
          <table:table-cell table:style-name="Tabela18.A2" office:value-type="string">
            <text:p text:style-name="P4">String(20)</text:p>
          </table:table-cell>
          <table:table-cell table:style-name="Tabela18.A2" office:value-type="string">
            <text:p text:style-name="P4">Chave Estrangeira representando NOME em FORNECEDOR</text:p>
            <text:p text:style-name="P4"><text:span text:style-name="T12">-</text:span><text:span text:style-name="T15">Não nulo</text:span></text:p>
          </table:table-cell>
        </table:table-row>
        <table:table-row table:style-name="Tabela18.5">
          <table:table-cell table:style-name="Tabela18.A3" office:value-type="string">
            <text:p text:style-name="P4">Hora</text:p>
          </table:table-cell>
          <table:table-cell table:style-name="Tabela18.A3" office:value-type="string">
            <text:p text:style-name="P31">Representa a hora da compra</text:p>
          </table:table-cell>
          <table:table-cell table:style-name="Tabela18.A3" office:value-type="string">
            <text:p text:style-name="P36">TIMESTAMP</text:p>
          </table:table-cell>
          <table:table-cell table:style-name="Tabela18.A3" office:value-type="string">
            <text:p text:style-name="P36">TIMESTAMP</text:p>
          </table:table-cell>
          <table:table-cell table:style-name="Tabela18.A3" office:value-type="string">
            <text:p text:style-name="P31">Não nulo</text:p>
          </table:table-cell>
        </table:table-row>
        <table:table-row>
          <table:table-cell table:style-name="Tabela18.A2" office:value-type="string">
            <text:p text:style-name="P4">CodDespesa</text:p>
          </table:table-cell>
          <table:table-cell table:style-name="Tabela18.A2" office:value-type="string">
            <text:p text:style-name="P4">Representa o código da despesa</text:p>
          </table:table-cell>
          <table:table-cell table:style-name="Tabela18.A2" office:value-type="string">
            <text:p text:style-name="P37">Int</text:p>
          </table:table-cell>
          <table:table-cell table:style-name="Tabela18.A2" office:value-type="string">
            <text:p text:style-name="P10">Números inteiros positivos</text:p>
          </table:table-cell>
          <table:table-cell table:style-name="Tabela18.A2" office:value-type="string">
            <text:p text:style-name="P4">Chave Estrangeira representando CodDespesa em DESPESA</text:p>
            <text:p text:style-name="P4"><text:span text:style-name="T12">-</text:span><text:span text:style-name="T15">Não nulo</text:span></text:p>
          </table:table-cell>
        </table:table-row>
      </table:table>
      <text:p text:style-name="P2"><text:span text:style-name="T1">Tabela 9 </text:span><text:span text:style-name="T8">– Entidade COMPRA</text:span></text:p>
      <text:p text:style-name="P27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19">CompraProduto: Relação que armazena o produto comprado ao fornecedor.</text:p>
          </table:table-cell>
        </table:table-row>
      </table:table>
      <text:p text:style-name="P23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19">Atributo</text:p>
          </table:table-cell>
          <table:table-cell table:style-name="Tabela20.A1" office:value-type="string">
            <text:p text:style-name="P19">Descrição</text:p>
          </table:table-cell>
          <table:table-cell table:style-name="Tabela20.A1" office:value-type="string">
            <text:p text:style-name="P19">Tipo</text:p>
          </table:table-cell>
          <table:table-cell table:style-name="Tabela20.A1" office:value-type="string">
            <text:p text:style-name="P19">Domínio</text:p>
          </table:table-cell>
          <table:table-cell table:style-name="Tabela20.E1" office:value-type="string">
            <text:p text:style-name="P19">Restrição</text:p>
          </table:table-cell>
        </table:table-row>
        <table:table-row>
          <table:table-cell table:style-name="Tabela20.A2" office:value-type="string">
            <text:p text:style-name="P4">CodProduto</text:p>
          </table:table-cell>
          <table:table-cell table:style-name="Tabela20.A2" office:value-type="string">
            <text:p text:style-name="P4">Representa o código do produto</text:p>
          </table:table-cell>
          <table:table-cell table:style-name="Tabela20.A2" office:value-type="string">
            <text:p text:style-name="P4">Int</text:p>
          </table:table-cell>
          <table:table-cell table:style-name="Tabela20.A2" office:value-type="string">
            <text:p text:style-name="P11">Números inteiros positivos</text:p>
          </table:table-cell>
          <table:table-cell table:style-name="Tabela20.A2" office:value-type="string">
            <text:p text:style-name="P4">Chave Estrangeira referenciando CODIGO em PRODUTO</text:p>
            <text:p text:style-name="P4"><text:span text:style-name="T12">-</text:span><text:span text:style-name="T15">Não nulo</text:span></text:p>
          </table:table-cell>
        </table:table-row>
        <table:table-row table:style-name="Tabela20.3">
          <table:table-cell table:style-name="Tabela20.A3" office:value-type="string">
            <text:p text:style-name="P4">CodCompra</text:p>
          </table:table-cell>
          <table:table-cell table:style-name="Tabela20.A3" office:value-type="string">
            <text:p text:style-name="P4">Representa o código da compra</text:p>
          </table:table-cell>
          <table:table-cell table:style-name="Tabela20.A3" office:value-type="string">
            <text:p text:style-name="P31">In<text:span text:style-name="T20">t</text:span></text:p>
          </table:table-cell>
          <table:table-cell table:style-name="Tabela20.A3" office:value-type="string">
            <text:p text:style-name="P11">Números inteiros positivos</text:p>
          </table:table-cell>
          <table:table-cell table:style-name="Tabela20.A3" office:value-type="string">
            <text:p text:style-name="P4">Chave Estrangeira referenciando CodCompra em COMPRA</text:p>
            <text:p text:style-name="P4"><text:span text:style-name="T12">-</text:span><text:span text:style-name="T15">Não nulo</text:span></text:p>
          </table:table-cell>
        </table:table-row>
      </table:table>
      <text:p text:style-name="P2"><text:span text:style-name="T1">Tabela 10 </text:span><text:span text:style-name="T8">– Relação COMPRAPRODUTO</text:span></text:p>
      <text:p text:style-name="P27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19">Produto: Entidade que armazena os dados de um produto.</text:p>
          </table:table-cell>
        </table:table-row>
      </table:table>
      <text:p text:style-name="P23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19">Atributo</text:p>
          </table:table-cell>
          <table:table-cell table:style-name="Tabela22.A1" office:value-type="string">
            <text:p text:style-name="P19">Descrição</text:p>
          </table:table-cell>
          <table:table-cell table:style-name="Tabela22.A1" office:value-type="string">
            <text:p text:style-name="P19">Tipo</text:p>
          </table:table-cell>
          <table:table-cell table:style-name="Tabela22.A1" office:value-type="string">
            <text:p text:style-name="P19">Domínio</text:p>
          </table:table-cell>
          <table:table-cell table:style-name="Tabela22.E1" office:value-type="string">
            <text:p text:style-name="P19">Restrição</text:p>
          </table:table-cell>
        </table:table-row>
        <table:table-row>
          <table:table-cell table:style-name="Tabela22.A2" office:value-type="string">
            <text:p text:style-name="P4">Código</text:p>
          </table:table-cell>
          <table:table-cell table:style-name="Tabela22.A2" office:value-type="string">
            <text:p text:style-name="P4">Representa o código do produto</text:p>
          </table:table-cell>
          <table:table-cell table:style-name="Tabela22.A2" office:value-type="string">
            <text:p text:style-name="P11">SERIAL</text:p>
          </table:table-cell>
          <table:table-cell table:style-name="Tabela22.A2" office:value-type="string">
            <text:p text:style-name="P11">Números inteiros positivos</text:p>
          </table:table-cell>
          <table:table-cell table:style-name="Tabela22.A2" office:value-type="string">
            <text:p text:style-name="P4">Chave Primária</text:p>
          </table:table-cell>
        </table:table-row>
        <table:table-row>
          <table:table-cell table:style-name="Tabela22.A3" office:value-type="string">
            <text:p text:style-name="P4">Tamanho</text:p>
          </table:table-cell>
          <table:table-cell table:style-name="Tabela22.A3" office:value-type="string">
            <text:p text:style-name="P4">Representa o tamanho do produto comprado<text:span text:style-name="T12"> : </text:span><text:span text:style-name="T15">PP, P, M, G ou GG</text:span></text:p>
          </table:table-cell>
          <table:table-cell table:style-name="Tabela22.A3" office:value-type="string">
            <text:p text:style-name="P4">String(<text:span text:style-name="T20">2</text:span>)</text:p>
          </table:table-cell>
          <table:table-cell table:style-name="Tabela22.A3" office:value-type="string">
            <text:p text:style-name="P4">String(<text:span text:style-name="T20">2</text:span>)</text:p>
          </table:table-cell>
          <table:table-cell table:style-name="Tabela22.A3" office:value-type="string">
            <text:p text:style-name="P4">Não nulo</text:p>
          </table:table-cell>
        </table:table-row>
        <table:table-row>
          <table:table-cell table:style-name="Tabela22.A2" office:value-type="string">
            <text:p text:style-name="P4">Status</text:p>
          </table:table-cell>
          <table:table-cell table:style-name="Tabela22.A2" office:value-type="string">
            <text:p text:style-name="P37">Representa o status do produto, se está disponível ou não</text:p>
          </table:table-cell>
          <table:table-cell table:style-name="Tabela22.A2" office:value-type="string">
            <text:p text:style-name="P37">String(12)</text:p>
          </table:table-cell>
          <table:table-cell table:style-name="Tabela22.A2" office:value-type="string">
            <text:p text:style-name="P37">String(12)</text:p>
          </table:table-cell>
          <table:table-cell table:style-name="Tabela22.A2" office:value-type="string">
            <text:p text:style-name="P31">-<text:span text:style-name="T20">Não nulo</text:span></text:p>
          </table:table-cell>
        </table:table-row>
        <table:table-row table:style-name="Tabela22.5">
          <table:table-cell table:style-name="Tabela22.A3" office:value-type="string">
            <text:p text:style-name="P4">Nome</text:p>
          </table:table-cell>
          <table:table-cell table:style-name="Tabela22.A3" office:value-type="string">
            <text:p text:style-name="P31">Representa o nome do produto</text:p>
          </table:table-cell>
          <table:table-cell table:style-name="Tabela22.A3" office:value-type="string">
            <text:p text:style-name="P31">String(20)</text:p>
          </table:table-cell>
          <table:table-cell table:style-name="Tabela22.A3" office:value-type="string">
            <text:p text:style-name="P31">String(20)</text:p>
          </table:table-cell>
          <table:table-cell table:style-name="Tabela22.A3" office:value-type="string">
            <text:p text:style-name="P31">Não nulo</text:p>
          </table:table-cell>
        </table:table-row>
        <table:table-row>
          <table:table-cell table:style-name="Tabela22.A2" office:value-type="string">
            <text:p text:style-name="P4">Preço</text:p>
          </table:table-cell>
          <table:table-cell table:style-name="Tabela22.A2" office:value-type="string">
            <text:p text:style-name="P31">Representa o <text:soft-page-break/>preço do produto</text:p>
          </table:table-cell>
          <table:table-cell table:style-name="Tabela22.A2" office:value-type="string">
            <text:p text:style-name="P37">Real</text:p>
          </table:table-cell>
          <table:table-cell table:style-name="Tabela22.A2" office:value-type="string">
            <text:p text:style-name="P37">Números reais <text:soft-page-break/>positivos</text:p>
          </table:table-cell>
          <table:table-cell table:style-name="Tabela22.A2" office:value-type="string">
            <text:p text:style-name="P31">Não nulo</text:p>
          </table:table-cell>
        </table:table-row>
      </table:table>
      <text:p text:style-name="P2"><text:span text:style-name="T1">Tabela11 </text:span><text:span text:style-name="T8">– Entidade PRODUTO</text:span></text:p>
      <text:p text:style-name="P2"><text:span text:style-name="T1"/></text:p>
      <text:p text:style-name="P28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20"><text:span text:style-name="T20">Venda</text:span>: Entidade que armazena os dados de <text:span text:style-name="T20">uma venda.</text:span></text:p>
          </table:table-cell>
        </table:table-row>
      </table:table>
      <text:p text:style-name="P24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20">Atributo</text:p>
          </table:table-cell>
          <table:table-cell table:style-name="Tabela24.A1" office:value-type="string">
            <text:p text:style-name="P20">Descrição</text:p>
          </table:table-cell>
          <table:table-cell table:style-name="Tabela24.A1" office:value-type="string">
            <text:p text:style-name="P20">Tipo</text:p>
          </table:table-cell>
          <table:table-cell table:style-name="Tabela24.A1" office:value-type="string">
            <text:p text:style-name="P20">Domínio</text:p>
          </table:table-cell>
          <table:table-cell table:style-name="Tabela24.E1" office:value-type="string">
            <text:p text:style-name="P20">Restrição</text:p>
          </table:table-cell>
        </table:table-row>
        <table:table-row>
          <table:table-cell table:style-name="Tabela24.A2" office:value-type="string">
            <text:p text:style-name="P5">C<text:span text:style-name="T20">odVenda</text:span></text:p>
          </table:table-cell>
          <table:table-cell table:style-name="Tabela24.A2" office:value-type="string">
            <text:p text:style-name="P5">Representa o código do produto</text:p>
          </table:table-cell>
          <table:table-cell table:style-name="Tabela24.A2" office:value-type="string">
            <text:p text:style-name="P11">SERIAL</text:p>
          </table:table-cell>
          <table:table-cell table:style-name="Tabela24.A2" office:value-type="string">
            <text:p text:style-name="P11">Números inteiros positivos</text:p>
          </table:table-cell>
          <table:table-cell table:style-name="Tabela24.A2" office:value-type="string">
            <text:p text:style-name="P5">Chave Primária</text:p>
            <text:p text:style-name="P14">Chave Substituta</text:p>
          </table:table-cell>
        </table:table-row>
        <table:table-row>
          <table:table-cell table:style-name="Tabela24.A3" office:value-type="string">
            <text:p text:style-name="P11">Data</text:p>
          </table:table-cell>
          <table:table-cell table:style-name="Tabela24.A3" office:value-type="string">
            <text:p text:style-name="P5">Representa<text:span text:style-name="T15"> </text:span><text:span text:style-name="T16">a data em que a venda aconteceu</text:span></text:p>
          </table:table-cell>
          <table:table-cell table:style-name="Tabela24.A3" office:value-type="string">
            <text:p text:style-name="P14">Date</text:p>
          </table:table-cell>
          <table:table-cell table:style-name="Tabela24.A3" office:value-type="string">
            <text:p text:style-name="P14">Date</text:p>
          </table:table-cell>
          <table:table-cell table:style-name="Tabela24.A3" office:value-type="string">
            <text:p text:style-name="P5">Não nulo</text:p>
          </table:table-cell>
        </table:table-row>
        <table:table-row>
          <table:table-cell table:style-name="Tabela24.A2" office:value-type="string">
            <text:p text:style-name="P11">Hora</text:p>
          </table:table-cell>
          <table:table-cell table:style-name="Tabela24.A2" office:value-type="string">
            <text:p text:style-name="P37">Representa <text:span text:style-name="T21">a hora em <text:s/>que a venda foi realizada</text:span></text:p>
          </table:table-cell>
          <table:table-cell table:style-name="Tabela24.A2" office:value-type="string">
            <text:p text:style-name="P37"><text:span text:style-name="T21">TIMESTAMP</text:span></text:p>
          </table:table-cell>
          <table:table-cell table:style-name="Tabela24.A2" office:value-type="string">
            <text:p text:style-name="P39">TIMESTAMP</text:p>
          </table:table-cell>
          <table:table-cell table:style-name="Tabela24.A2" office:value-type="string">
            <text:p text:style-name="P32">-<text:span text:style-name="T20">Não nulo</text:span></text:p>
          </table:table-cell>
        </table:table-row>
        <table:table-row table:style-name="Tabela24.5">
          <table:table-cell table:style-name="Tabela24.A3" office:value-type="string">
            <text:p text:style-name="P11">Total</text:p>
          </table:table-cell>
          <table:table-cell table:style-name="Tabela24.A3" office:value-type="string">
            <text:p text:style-name="P32">Representa o <text:span text:style-name="T21">valor total da venda</text:span></text:p>
          </table:table-cell>
          <table:table-cell table:style-name="Tabela24.A3" office:value-type="string">
            <text:p text:style-name="P39">Real</text:p>
          </table:table-cell>
          <table:table-cell table:style-name="Tabela24.A3" office:value-type="string">
            <text:p text:style-name="P39">Números reais positivos</text:p>
          </table:table-cell>
          <table:table-cell table:style-name="Tabela24.A3" office:value-type="string">
            <text:p text:style-name="P32">Não nulo</text:p>
          </table:table-cell>
        </table:table-row>
        <table:table-row>
          <table:table-cell table:style-name="Tabela24.A2" office:value-type="string">
            <text:p text:style-name="P11">Funcionario</text:p>
          </table:table-cell>
          <table:table-cell table:style-name="Tabela24.A2" office:value-type="string">
            <text:p text:style-name="P32">Representa <text:span text:style-name="T21">o CPF do funcionário</text:span></text:p>
          </table:table-cell>
          <table:table-cell table:style-name="Tabela24.A2" office:value-type="string">
            <text:p text:style-name="P39">String(20)</text:p>
          </table:table-cell>
          <table:table-cell table:style-name="Tabela24.A2" office:value-type="string">
            <text:p text:style-name="P39">String(20)</text:p>
          </table:table-cell>
          <table:table-cell table:style-name="Tabela24.A2" office:value-type="string">
            <text:p text:style-name="P32">Não nulo</text:p>
            <text:p text:style-name="P39">Chave estrangeira referenciando o CPFPessoa na tabela FUNCIONARIO</text:p>
          </table:table-cell>
        </table:table-row>
        <table:table-row>
          <table:table-cell table:style-name="Tabela24.A7" office:value-type="string">
            <text:p text:style-name="P11">Cliente</text:p>
          </table:table-cell>
          <table:table-cell table:style-name="Tabela24.A7" office:value-type="string">
            <text:p text:style-name="P39">Representa o CPF do cliente</text:p>
          </table:table-cell>
          <table:table-cell table:style-name="Tabela24.A7" office:value-type="string">
            <text:p text:style-name="P39">String(20)</text:p>
          </table:table-cell>
          <table:table-cell table:style-name="Tabela24.A7" office:value-type="string">
            <text:p text:style-name="P39">String(20)</text:p>
          </table:table-cell>
          <table:table-cell table:style-name="Tabela24.A7" office:value-type="string">
            <text:p text:style-name="P39">Não nulo</text:p>
            <text:p text:style-name="P39">Chave estrangeira que referencia CPFPessoa na tabela CLIENTE</text:p>
          </table:table-cell>
        </table:table-row>
      </table:table>
      <text:p text:style-name="P44"><text:span text:style-name="T1">Tabela1</text:span><text:span text:style-name="T2">2</text:span><text:span text:style-name="T1"> </text:span><text:span text:style-name="T8">– Entidade </text:span><text:span text:style-name="T9">VENDA</text:span></text:p>
      <text:p text:style-name="P29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21"><text:span text:style-name="T21">Entrada</text:span>: Entidade que armazena os dados de um produto.</text:p>
          </table:table-cell>
        </table:table-row>
      </table:table>
      <text:p text:style-name="P25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21">Atributo</text:p>
          </table:table-cell>
          <table:table-cell table:style-name="Tabela26.A1" office:value-type="string">
            <text:p text:style-name="P21">Descrição</text:p>
          </table:table-cell>
          <table:table-cell table:style-name="Tabela26.A1" office:value-type="string">
            <text:p text:style-name="P21">Tipo</text:p>
          </table:table-cell>
          <table:table-cell table:style-name="Tabela26.A1" office:value-type="string">
            <text:p text:style-name="P21">Domínio</text:p>
          </table:table-cell>
          <table:table-cell table:style-name="Tabela26.E1" office:value-type="string">
            <text:p text:style-name="P21">Restrição</text:p>
          </table:table-cell>
        </table:table-row>
        <table:table-row>
          <table:table-cell table:style-name="Tabela26.A2" office:value-type="string">
            <text:p text:style-name="P6">C<text:span text:style-name="T21">odEntrada</text:span></text:p>
          </table:table-cell>
          <table:table-cell table:style-name="Tabela26.A2" office:value-type="string">
            <text:p text:style-name="P6">Representa o código d<text:span text:style-name="T21">a entrada financeira lançada no sistema</text:span></text:p>
          </table:table-cell>
          <table:table-cell table:style-name="Tabela26.A2" office:value-type="string">
            <text:p text:style-name="P12">SERIAL</text:p>
          </table:table-cell>
          <table:table-cell table:style-name="Tabela26.A2" office:value-type="string">
            <text:p text:style-name="P12">Números inteiros positivos</text:p>
          </table:table-cell>
          <table:table-cell table:style-name="Tabela26.A2" office:value-type="string">
            <text:p text:style-name="P6">Chave Primária</text:p>
            <text:p text:style-name="P14">Chave Substituta</text:p>
          </table:table-cell>
        </table:table-row>
        <table:table-row>
          <table:table-cell table:style-name="Tabela26.A3" office:value-type="string">
            <text:p text:style-name="P14">CodVenda</text:p>
          </table:table-cell>
          <table:table-cell table:style-name="Tabela26.A3" office:value-type="string">
            <text:p text:style-name="P6">Representa o <text:span text:style-name="T21">código da venda que gerou entrada</text:span></text:p>
          </table:table-cell>
          <table:table-cell table:style-name="Tabela26.A3" office:value-type="string">
            <text:p text:style-name="P14">Int</text:p>
          </table:table-cell>
          <table:table-cell table:style-name="Tabela26.A3" office:value-type="string">
            <text:p text:style-name="P15">Números inteiros positivos</text:p>
          </table:table-cell>
          <table:table-cell table:style-name="Tabela26.A3" office:value-type="string">
            <text:p text:style-name="P6">Não nulo</text:p>
            <text:p text:style-name="P15">Chave estrangeira referenciando CodVenda na tabela VENDA</text:p>
          </table:table-cell>
        </table:table-row>
        <table:table-row>
          <table:table-cell table:style-name="Tabela26.A2" office:value-type="string">
            <text:p text:style-name="P14">Valor</text:p>
          </table:table-cell>
          <table:table-cell table:style-name="Tabela26.A2" office:value-type="string">
            <text:p text:style-name="P38">Representa o <text:span text:style-name="T22">valor total da entrada</text:span></text:p>
          </table:table-cell>
          <table:table-cell table:style-name="Tabela26.A2" office:value-type="string">
            <text:p text:style-name="P40">Real</text:p>
          </table:table-cell>
          <table:table-cell table:style-name="Tabela26.A2" office:value-type="string">
            <text:p text:style-name="P40">Números inteiros reais</text:p>
          </table:table-cell>
          <table:table-cell table:style-name="Tabela26.A2" office:value-type="string">
            <text:p text:style-name="P33">-<text:span text:style-name="T20">Não nulo</text:span></text:p>
          </table:table-cell>
        </table:table-row>
        <table:table-row table:style-name="Tabela26.5">
          <table:table-cell table:style-name="Tabela26.A3" office:value-type="string">
            <text:p text:style-name="P14">Data</text:p>
          </table:table-cell>
          <table:table-cell table:style-name="Tabela26.A3" office:value-type="string">
            <text:p text:style-name="P33">Representa <text:span text:style-name="T22">a data em que a entrada foi lançada no </text:span><text:soft-page-break/><text:span text:style-name="T22">sistema</text:span></text:p>
          </table:table-cell>
          <table:table-cell table:style-name="Tabela26.A3" office:value-type="string">
            <text:p text:style-name="P40">Date</text:p>
          </table:table-cell>
          <table:table-cell table:style-name="Tabela26.A3" office:value-type="string">
            <text:p text:style-name="P40">Date</text:p>
          </table:table-cell>
          <table:table-cell table:style-name="Tabela26.A3" office:value-type="string">
            <text:p text:style-name="P33">Não nulo</text:p>
          </table:table-cell>
        </table:table-row>
      </table:table>
      <text:p text:style-name="P45"><text:span text:style-name="T1">Tabela1</text:span><text:span text:style-name="T3">3</text:span><text:span text:style-name="T1"> </text:span><text:span text:style-name="T8">– Entidade </text:span><text:span text:style-name="T9">ENTRADA</text:span></text:p>
      <text:p text:style-name="P30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22"><text:span text:style-name="T22">CartaoCredito</text:span>: Entidade que armazena os dados de um produto.</text:p>
          </table:table-cell>
        </table:table-row>
      </table:table>
      <text:p text:style-name="P26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22">Atributo</text:p>
          </table:table-cell>
          <table:table-cell table:style-name="Tabela28.A1" office:value-type="string">
            <text:p text:style-name="P22">Descrição</text:p>
          </table:table-cell>
          <table:table-cell table:style-name="Tabela28.A1" office:value-type="string">
            <text:p text:style-name="P22">Tipo</text:p>
          </table:table-cell>
          <table:table-cell table:style-name="Tabela28.A1" office:value-type="string">
            <text:p text:style-name="P22">Domínio</text:p>
          </table:table-cell>
          <table:table-cell table:style-name="Tabela28.E1" office:value-type="string">
            <text:p text:style-name="P22">Restrição</text:p>
          </table:table-cell>
        </table:table-row>
        <table:table-row>
          <table:table-cell table:style-name="Tabela28.A2" office:value-type="string">
            <text:p text:style-name="P15">Numero</text:p>
          </table:table-cell>
          <table:table-cell table:style-name="Tabela28.A2" office:value-type="string">
            <text:p text:style-name="P7">Representa o <text:span text:style-name="T23">número do cartão</text:span></text:p>
          </table:table-cell>
          <table:table-cell table:style-name="Tabela28.A2" office:value-type="string">
            <text:p text:style-name="P17">Int</text:p>
          </table:table-cell>
          <table:table-cell table:style-name="Tabela28.A2" office:value-type="string">
            <text:p text:style-name="P13">Números inteiros positivos</text:p>
          </table:table-cell>
          <table:table-cell table:style-name="Tabela28.A2" office:value-type="string">
            <text:p text:style-name="P7">Chave Primária</text:p>
          </table:table-cell>
        </table:table-row>
        <table:table-row>
          <table:table-cell table:style-name="Tabela28.A3" office:value-type="string">
            <text:p text:style-name="P15">Bandeira</text:p>
          </table:table-cell>
          <table:table-cell table:style-name="Tabela28.A3" office:value-type="string">
            <text:p text:style-name="P7">Representa o <text:span text:style-name="T17">número da bandeira do cartão usado</text:span></text:p>
          </table:table-cell>
          <table:table-cell table:style-name="Tabela28.A3" office:value-type="string">
            <text:p text:style-name="P15">Int</text:p>
          </table:table-cell>
          <table:table-cell table:style-name="Tabela28.A3" office:value-type="string">
            <text:p text:style-name="P15">Números inteiros positivos</text:p>
          </table:table-cell>
          <table:table-cell table:style-name="Tabela28.A3" office:value-type="string">
            <text:p text:style-name="P7">Não nulo</text:p>
          </table:table-cell>
        </table:table-row>
      </table:table>
      <text:p text:style-name="P46"><text:span text:style-name="T1">Tabela1</text:span><text:span text:style-name="T4">4</text:span><text:span text:style-name="T1"> </text:span><text:span text:style-name="T8">– Entidade </text:span><text:span text:style-name="T10">CARTAOCREDITO</text:span></text:p>
      <text:p text:style-name="P30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22"><text:span text:style-name="T22">VendaCartao</text:span>: Entidade que armazena os dados de um produto.</text:p>
          </table:table-cell>
        </table:table-row>
      </table:table>
      <text:p text:style-name="P26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22">Atributo</text:p>
          </table:table-cell>
          <table:table-cell table:style-name="Tabela30.A1" office:value-type="string">
            <text:p text:style-name="P22">Descrição</text:p>
          </table:table-cell>
          <table:table-cell table:style-name="Tabela30.A1" office:value-type="string">
            <text:p text:style-name="P22">Tipo</text:p>
          </table:table-cell>
          <table:table-cell table:style-name="Tabela30.A1" office:value-type="string">
            <text:p text:style-name="P22">Domínio</text:p>
          </table:table-cell>
          <table:table-cell table:style-name="Tabela30.E1" office:value-type="string">
            <text:p text:style-name="P22">Restrição</text:p>
          </table:table-cell>
        </table:table-row>
        <table:table-row>
          <table:table-cell table:style-name="Tabela30.A2" office:value-type="string">
            <text:p text:style-name="P15">NumCartao</text:p>
          </table:table-cell>
          <table:table-cell table:style-name="Tabela30.A2" office:value-type="string">
            <text:p text:style-name="P7">Representa o código do produto</text:p>
          </table:table-cell>
          <table:table-cell table:style-name="Tabela30.A2" office:value-type="string">
            <text:p text:style-name="P17">String(20)</text:p>
          </table:table-cell>
          <table:table-cell table:style-name="Tabela30.A2" office:value-type="string">
            <text:p text:style-name="P17">String(20)</text:p>
          </table:table-cell>
          <table:table-cell table:style-name="Tabela30.A2" office:value-type="string">
            <text:p text:style-name="P7">Chave Primária</text:p>
          </table:table-cell>
        </table:table-row>
        <table:table-row>
          <table:table-cell table:style-name="Tabela30.A3" office:value-type="string">
            <text:p text:style-name="P15">CodVenda</text:p>
          </table:table-cell>
          <table:table-cell table:style-name="Tabela30.A3" office:value-type="string">
            <text:p text:style-name="P7">Representa o <text:span text:style-name="T18">código da venda realizada com cartão</text:span></text:p>
          </table:table-cell>
          <table:table-cell table:style-name="Tabela30.A3" office:value-type="string">
            <text:p text:style-name="P17">Int</text:p>
          </table:table-cell>
          <table:table-cell table:style-name="Tabela30.A3" office:value-type="string">
            <text:p text:style-name="P17">Números inteiros positivos</text:p>
          </table:table-cell>
          <table:table-cell table:style-name="Tabela30.A3" office:value-type="string">
            <text:p text:style-name="P7">Não nulo</text:p>
            <text:p text:style-name="P17">Chave estrangeira referenciando CodVenda na tabela VENDA</text:p>
          </table:table-cell>
        </table:table-row>
        <table:table-row>
          <table:table-cell table:style-name="Tabela30.A2" office:value-type="string">
            <text:p text:style-name="P15">NumParcelas</text:p>
          </table:table-cell>
          <table:table-cell table:style-name="Tabela30.A2" office:value-type="string">
            <text:p text:style-name="P41">Representa o <text:span text:style-name="T23">número de parcelas</text:span></text:p>
          </table:table-cell>
          <table:table-cell table:style-name="Tabela30.A2" office:value-type="string">
            <text:p text:style-name="P41">Int</text:p>
          </table:table-cell>
          <table:table-cell table:style-name="Tabela30.A2" office:value-type="string">
            <text:p text:style-name="P41">Números inteiros positivos</text:p>
          </table:table-cell>
          <table:table-cell table:style-name="Tabela30.A2" office:value-type="string">
            <text:p text:style-name="P34"><text:span text:style-name="T20">Não nulo</text:span></text:p>
          </table:table-cell>
        </table:table-row>
      </table:table>
      <text:p text:style-name="P46"><text:span text:style-name="T1">Tabela1</text:span><text:span text:style-name="T4">5</text:span><text:span text:style-name="T1"> </text:span><text:span text:style-name="T8">– Entidade </text:span><text:span text:style-name="T10">VENDACARTAO</text:span></text:p>
      <text:p text:style-name="P30"><text:span text:style-name="T9"/></text:p>
      <text:p text:style-name="P29"><text:span text:style-name="T9"/></text:p>
      <text:p text:style-name="P28"><text:span text:style-name="T1"/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3T14:34:02.602148575</dc:date>
    <meta:editing-duration>PT5M19S</meta:editing-duration>
    <meta:editing-cycles>1</meta:editing-cycles>
    <meta:document-statistic meta:table-count="30" meta:image-count="0" meta:object-count="0" meta:page-count="7" meta:paragraph-count="443" meta:word-count="1232" meta:character-count="8458" meta:non-whitespace-character-count="7650"/>
    <meta:generator>LibreOffice/5.1.6.2$Linux_X86_64 LibreOffice_project/10m0$Build-2</meta:generator>
  </office:meta>
</office:document-meta>
</file>